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78a34" officeooo:paragraph-rsid="00178a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7:42:20.252625491</meta:creation-date>
    <dc:date>2023-11-26T17:52:26.935469072</dc:date>
    <meta:editing-duration>PT10M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